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1pt" officeooo:rsid="00008056" officeooo:paragraph-rsid="00008056" style:font-size-asian="11pt" style:font-size-complex="11pt"/>
    </style:style>
    <style:style style:name="P2" style:family="paragraph" style:parent-style-name="Standard">
      <style:text-properties style:font-name="Liberation Serif" fo:font-size="11pt" officeooo:rsid="00025e4e" officeooo:paragraph-rsid="0005bec9" style:font-size-asian="11pt" style:font-size-complex="11pt"/>
    </style:style>
    <style:style style:name="P3" style:family="paragraph" style:parent-style-name="Standard">
      <style:text-properties style:font-name="Liberation Serif" fo:font-size="11pt" officeooo:rsid="00042b24" officeooo:paragraph-rsid="00042b24" style:font-size-asian="11pt" style:font-size-complex="11pt"/>
    </style:style>
    <style:style style:name="P4" style:family="paragraph" style:parent-style-name="Standard">
      <style:text-properties style:font-name="Liberation Serif" fo:font-size="11pt" officeooo:rsid="00042b24" officeooo:paragraph-rsid="0005bec9" style:font-size-asian="11pt" style:font-size-complex="11pt"/>
    </style:style>
    <style:style style:name="P5" style:family="paragraph" style:parent-style-name="Standard">
      <style:text-properties style:font-name="Liberation Serif" fo:font-size="11pt" officeooo:rsid="00044207" officeooo:paragraph-rsid="00044207" style:font-size-asian="11pt" style:font-size-complex="11pt"/>
    </style:style>
    <style:style style:name="P6" style:family="paragraph" style:parent-style-name="Standard">
      <style:text-properties style:font-name="Liberation Serif" fo:font-size="11pt" officeooo:rsid="00044207" officeooo:paragraph-rsid="0005bec9" style:font-size-asian="11pt" style:font-size-complex="11pt"/>
    </style:style>
    <style:style style:name="P7" style:family="paragraph" style:parent-style-name="Standard">
      <style:text-properties style:font-name="Liberation Serif" fo:font-size="11pt" officeooo:rsid="00051488" officeooo:paragraph-rsid="00051488" style:font-size-asian="11pt" style:font-size-complex="11pt"/>
    </style:style>
    <style:style style:name="P8" style:family="paragraph" style:parent-style-name="Standard">
      <style:text-properties style:font-name="Liberation Serif" fo:font-size="11pt" officeooo:rsid="0005bec9" officeooo:paragraph-rsid="0005bec9" style:font-size-asian="11pt" style:font-size-complex="11pt"/>
    </style:style>
    <style:style style:name="P9" style:family="paragraph" style:parent-style-name="Standard">
      <style:text-properties style:font-name="Liberation Serif" fo:font-size="11pt" officeooo:rsid="000858ac" officeooo:paragraph-rsid="000858ac" style:font-size-asian="11pt" style:font-size-complex="11pt"/>
    </style:style>
    <style:style style:name="P10" style:family="paragraph" style:parent-style-name="Standard">
      <style:text-properties style:font-name="Liberation Serif" fo:font-size="11pt" officeooo:rsid="000ac7e8" officeooo:paragraph-rsid="000ac7e8" style:font-size-asian="11pt" style:font-size-complex="11pt"/>
    </style:style>
    <style:style style:name="P11" style:family="paragraph" style:parent-style-name="Standard">
      <style:text-properties style:font-name="Liberation Serif" fo:font-size="11pt" officeooo:rsid="000e7f8f" officeooo:paragraph-rsid="000e7f8f" style:font-size-asian="11pt" style:font-size-complex="11pt"/>
    </style:style>
    <style:style style:name="P12" style:family="paragraph" style:parent-style-name="Standard">
      <style:text-properties style:font-name="Liberation Serif" fo:font-size="11pt" officeooo:rsid="001510e1" officeooo:paragraph-rsid="001510e1" style:font-size-asian="11pt" style:font-size-complex="11pt"/>
    </style:style>
    <style:style style:name="P13" style:family="paragraph" style:parent-style-name="Standard">
      <style:text-properties style:font-name="Liberation Serif" fo:font-size="16pt" officeooo:rsid="00008056" officeooo:paragraph-rsid="00008056" style:font-size-asian="16pt" style:font-size-complex="16pt"/>
    </style:style>
    <style:style style:name="P14" style:family="paragraph" style:parent-style-name="Standard">
      <style:text-properties style:font-name="Liberation Serif" fo:font-size="16pt" officeooo:rsid="00051488" officeooo:paragraph-rsid="00051488" style:font-size-asian="16pt" style:font-size-complex="16pt"/>
    </style:style>
    <style:style style:name="P15" style:family="paragraph" style:parent-style-name="Standard">
      <style:text-properties style:font-name="Liberation Serif" fo:font-size="16pt" officeooo:rsid="00042b24" officeooo:paragraph-rsid="00042b24" style:font-size-asian="16pt" style:font-size-complex="16pt"/>
    </style:style>
    <style:style style:name="P16" style:family="paragraph" style:parent-style-name="Standard">
      <style:text-properties style:font-name="Liberation Serif" fo:font-size="16pt" officeooo:rsid="0005bec9" officeooo:paragraph-rsid="0005bec9" style:font-size-asian="16pt" style:font-size-complex="16pt"/>
    </style:style>
    <style:style style:name="P17" style:family="paragraph" style:parent-style-name="Standard" style:list-style-name="L1">
      <style:text-properties style:font-name="Liberation Serif" fo:font-size="11pt" officeooo:rsid="00042b24" officeooo:paragraph-rsid="00042b24" style:font-size-asian="11pt" style:font-size-complex="11pt"/>
    </style:style>
    <style:style style:name="P18" style:family="paragraph" style:parent-style-name="Standard" style:list-style-name="L2">
      <style:text-properties style:font-name="Liberation Serif" fo:font-size="11pt" officeooo:rsid="0005bec9" officeooo:paragraph-rsid="0005bec9" style:font-size-asian="11pt" style:font-size-complex="11pt"/>
    </style:style>
    <style:style style:name="P19" style:family="paragraph" style:parent-style-name="Standard" style:list-style-name="L2">
      <style:text-properties style:font-name="Liberation Serif" fo:font-size="11pt" officeooo:rsid="00076c7f" officeooo:paragraph-rsid="00076c7f" style:font-size-asian="11pt" style:font-size-complex="11pt"/>
    </style:style>
    <style:style style:name="P20" style:family="paragraph" style:parent-style-name="Standard" style:list-style-name="L2">
      <style:text-properties style:font-name="Liberation Serif" fo:font-size="11pt" officeooo:rsid="000858ac" officeooo:paragraph-rsid="000858ac" style:font-size-asian="11pt" style:font-size-complex="11pt"/>
    </style:style>
    <style:style style:name="P21" style:family="paragraph" style:parent-style-name="Standard" style:list-style-name="L3">
      <style:text-properties style:font-name="Liberation Serif" fo:font-size="11pt" officeooo:rsid="001510e1" officeooo:paragraph-rsid="001510e1" style:font-size-asian="11pt" style:font-size-complex="11pt"/>
    </style:style>
    <style:style style:name="P22" style:family="paragraph" style:parent-style-name="Standard" style:list-style-name="L3">
      <style:text-properties style:font-name="Liberation Serif" fo:font-size="11pt" officeooo:rsid="0019276e" officeooo:paragraph-rsid="0019276e" style:font-size-asian="11pt" style:font-size-complex="11pt"/>
    </style:style>
    <style:style style:name="T1" style:family="text">
      <style:text-properties officeooo:rsid="00025e4e"/>
    </style:style>
    <style:style style:name="T2" style:family="text">
      <style:text-properties officeooo:rsid="00044207"/>
    </style:style>
    <style:style style:name="T3" style:family="text">
      <style:text-properties officeooo:rsid="0005bec9"/>
    </style:style>
    <style:style style:name="T4" style:family="text">
      <style:text-properties officeooo:rsid="000c0a75"/>
    </style:style>
    <style:style style:name="T5" style:family="text">
      <style:text-properties officeooo:rsid="000cc4e5"/>
    </style:style>
    <style:style style:name="T6" style:family="text">
      <style:text-properties officeooo:rsid="0014000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ntro</text:p>
      <text:p text:style-name="P13"/>
      <text:p text:style-name="P8">Keep calm and press :q</text:p>
      <text:p text:style-name="P1"/>
      <text:p text:style-name="P1"><text:bookmark-start text:name="__DdeLink__2_332667845"/>Vi est l’un des nombreux editeurs de texte compris au sein d’Unix, parmis eux ceux trouvent ed, <text:span text:style-name="T2">sed,</text:span> ex qui sont des line editors ou “editeurs de ligne”. Vi est l’un des editeurs standard les plus utiles dans Unix, meme si pour tout débutant Vi peut sembler extremement non intuitif et compliqué d’utilisation. <text:span text:style-name="T1">Vi est extremement puissant et permet de nombreuses manipulations de texte très utiles et vous verrez qu’une fois familier avec Vi, tout semblera extremement pratique, et vous verrez egalement que Vi est très bien conçu. Vi n’est pas un editeur tu type “What You See Is What You Get” tel que Word, ou Writer, par exemple, si vous voulez formatter votre texte, l’indenter, ou autre, vous devez ajouter des codes de formattage afin de changer l’apparence du document. Vi supporte également des fonctions de formattage de texte basiques telles que le wrapping automatique, l’indentation automatique après un retour à la ligne, etc etc.</text:span><text:bookmark-end text:name="__DdeLink__2_332667845"/></text:p>
      <text:p text:style-name="P1"/>
      <text:p text:style-name="P5"/>
      <text:p text:style-name="P14">Under the hood</text:p>
      <text:p text:style-name="P7"/>
      <text:p text:style-name="P5"><text:bookmark-start text:name="__DdeLink__6_332667845"/>Vi est un outil très très vieux, qui date des années 70, là ou les claviers ressemblaient à ceci : </text:p>
      <text:p text:style-name="P5"/>
      <text:p text:style-name="P7">&lt;image&gt;</text:p>
      <text:p text:style-name="P7"/>
      <text:p text:style-name="P7">Ce qui explique directement la manière dont Vi a été conçu.</text:p>
      <text:p text:style-name="P7"/>
      <text:p text:style-name="P7">Vi fonctionne de la manière suivante : lorsque vous ouvrez un fichier avec Vi, Vi ouvre une copie de ce fichier en buffer dans la mémoire et non sur le disque. Quand vous enregistrez ce fichier, le buffer écrase la version précedente et remplace par la version editée qui se trouve dans le buffer.<text:bookmark-end text:name="__DdeLink__6_332667845"/></text:p>
      <text:p text:style-name="P1"/>
      <text:p text:style-name="P1"/>
      <text:p text:style-name="P15">Modus Operandi</text:p>
      <text:p text:style-name="P3"/>
      <text:p text:style-name="P3"><text:bookmark-start text:name="__DdeLink__10_332667845"/>Le fonctionnement fondamental de Vi repose sur des “modes” d’edition, ces modes sont principalement :</text:p>
      <text:p text:style-name="P3"/>
      <text:list xml:id="list8412046356326209218" text:style-name="L1">
        <text:list-item>
          <text:p text:style-name="P17">Insert [ i ]</text:p>
        </text:list-item>
        <text:list-item>
          <text:p text:style-name="P17">Command [ esc ]</text:p>
        </text:list-item>
      </text:list>
      <text:p text:style-name="P3"/>
      <text:p text:style-name="P3">En arrivant dans Vi, nous commençons en mode command, ou ce que vous taperez sera interprété en tant que commande. </text:p>
      <text:p text:style-name="P3">En mode Insert (insertion), tout ce que vous tapez devient du texte dans votre fichier. Parfois, il peut arriver que vous entrez ou quittez le mode d’insert accidentellement, et si vous avez un doute, don’t panic, appuyez simplement sur ESC, ce qui vous renverra vers le mode command, d’ou vous pourrez à nouveau réparer toute modification apportée accidentellement.<text:bookmark-end text:name="__DdeLink__10_332667845"/></text:p>
      <text:p text:style-name="P3"/>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6">Opening Files</text:p>
      <text:p text:style-name="P3"/>
      <text:p text:style-name="P2"><text:bookmark-start text:name="__DdeLink__14_332667845"/>La meilleure façon d’apprendre <text:span text:style-name="T3">à utiliser </text:span>Vi reste de le pratiquer et d’éditer avec.</text:p>
      <text:p text:style-name="P2"/>
      <text:p text:style-name="P4">Pour lancer Vi, tapez donc “vi [nom de votre fichier]” dans un terminal.</text:p>
      <text:p text:style-name="P6">Ou “vi [/chemin/vers/votrefichier]”</text:p>
      <text:p text:style-name="P6"/>
      <text:p text:style-name="P8">Des problèmes pour ouvrir un fichier?</text:p>
      <text:p text:style-name="P3"/>
      <text:p text:style-name="P8">Si lorsque vous invoquez Vi, l’un des messages suivants apparait : </text:p>
      <text:p text:style-name="P8"/>
      <text:list xml:id="list794551942754085766" text:style-name="L2">
        <text:list-item>
          <text:p text:style-name="P18">[open mode] → Votre terminal est peut etre mal défini, verifier la variable d’env $TERM et assignez lui quel terminal vous voulez utiliser par défaut.</text:p>
        </text:list-item>
        <text:list-item>
          <text:p text:style-name="P18">[Visual needs addressable cursor or upline capability, Bad termcap entry, Termcap entry too long, terminal: Unknown terminal type, Block device required, Not a typewriter] → votre type de terminal est soit non défini, soit quelquechose n’est pas bon avec votre entrée terminfo ou termcap.</text:p>
        </text:list-item>
        <text:list-item>
          <text:p text:style-name="P19">[new file] si vous pensez que votre fichier existe déjà, il se peut que vous ne soyez pas dans le bon repertoire.</text:p>
        </text:list-item>
        <text:list-item>
          <text:p text:style-name="P19">[read only, File is read only, Permission denied] Read only veut dire que vous ne pouvez pas éditer le fichier, seulement le consulter. Il se peut que vous ayez invoqué Vi en mode “view” ou “vi -R”, ou tout simplement que vous n’ayez pas les droits nécessaires.</text:p>
        </text:list-item>
        <text:list-item>
          <text:p text:style-name="P20">[Bad file number, Block special file, Character special file, Directory, Executable, Non-ascii file, file non-ASCII] Le fichier que vous essayez d’éditer n’est pas un fichier texte normal, verifiez votre fichier à l’aide de la commande “file”<text:bookmark-end text:name="__DdeLink__14_332667845"/></text:p>
        </text:list-item>
      </text:list>
      <text:p text:style-name="P8"/>
      <text:p text:style-name="P8"/>
      <text:p text:style-name="P8"/>
      <text:p text:style-name="P16">Basic Editting</text:p>
      <text:p text:style-name="P8"/>
      <text:p text:style-name="P9"><text:bookmark-start text:name="__DdeLink__17_332667845"/>Une fois votre fichier correctement ouvert et prêt à éditer, nous allons commencer, ouvrez le fichier “helloworld”</text:p>
      <text:p text:style-name="P9"/>
      <text:p text:style-name="P10">Nous allons voir directement comment sauvegarder, <text:span text:style-name="T4">et </text:span>quitter <text:span text:style-name="T4">Vi </text:span>:</text:p>
      <text:p text:style-name="P10"/>
      <text:p text:style-name="P11">Pour quitter et sauvegarder :</text:p>
      <text:p text:style-name="P10"/>
      <text:p text:style-name="P10">ZZ <text:tab/>: (SHIFT + z + z)</text:p>
      <text:p text:style-name="P10">:w<text:tab/>: “w” pour write enregistrer les modifications apportées</text:p>
      <text:p text:style-name="P10">:wq <text:tab/>: “w” pour write, “q” pour quit</text:p>
      <text:p text:style-name="P10"/>
      <text:p text:style-name="P11"/>
      <text:p text:style-name="P11">Pour quitter sans sauvegarder : </text:p>
      <text:p text:style-name="P11"/>
      <text:p text:style-name="P10">:<text:span text:style-name="T5">e!<text:tab/>: effacer toutes les modifications apportées et revenir au fichier original</text:span><text:bookmark-end text:name="__DdeLink__17_332667845"/></text:p>
      <text:p text:style-name="P10">:<text:span text:style-name="T6">q!<text:tab/>: annuler toute modification et quitter Vi</text:span></text:p>
      <text:p text:style-name="P10"/>
      <text:p text:style-name="P10"/>
      <text:p text:style-name="P10"/>
      <text:p text:style-name="P10"/>
      <text:p text:style-name="P10"/>
      <text:p text:style-name="P10"/>
      <text:p text:style-name="P12"><text:soft-page-break/>Des problèmes pour sauvegarder un fichier?</text:p>
      <text:p text:style-name="P12"/>
      <text:p text:style-name="P12">Si lorsque vous quittez Vi, l’un des messages suivants apparait :</text:p>
      <text:p text:style-name="P12"/>
      <text:list xml:id="list8057111592054661929" text:style-name="L3">
        <text:list-item>
          <text:p text:style-name="P21">[File exists, File file exists – use w!, Existing file, File is read only] → :w! Pour écraser le fichier existant, or type :w newfile pour sauvegarder le fichier edité dans une nouvelle version</text:p>
        </text:list-item>
        <text:list-item>
          <text:p text:style-name="P22">[Permission denied]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1:06:53.641602299</meta:creation-date>
    <dc:date>2018-03-29T00:34:11.166167917</dc:date>
    <meta:editing-duration>PT5H5M40S</meta:editing-duration>
    <meta:editing-cycles>16</meta:editing-cycles>
    <meta:generator>LibreOffice/5.1.6.2$Linux_X86_64 LibreOffice_project/10m0$Build-2</meta:generator>
    <meta:document-statistic meta:table-count="0" meta:image-count="0" meta:object-count="0" meta:page-count="3" meta:paragraph-count="39" meta:word-count="721" meta:character-count="4255" meta:non-whitespace-character-count="3574"/>
  </office:meta>
</office:document-meta>
</file>